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 <text:s text:c="2"/>- <text:s text:c="2"/>91/96 ---&gt; 9/96 (data sbagliata - abrogazione di modifica)</text:p>
      <text:p text:style-name="Standard"/>
      <text:p text:style-name="Standard">Mod <text:s text:c="2"/>- <text:s text:c="2"/>97/96 (art. 7) ---&gt; 61/85 </text:p>
      <text:p text:style-name="Standard"/>
      <text:p text:style-name="Standard">MODdiMOD <text:s text:c="2"/>- <text:s/>34/76 (art. 7)---&gt;34/73--&gt;4/72</text:p>
      <text:p text:style-name="Standard"/>
      <text:p text:style-name="Standard">mod <text:s/>- <text:s/>56/73 <text:s/>(forma non corretta)</text:p>
      <text:p text:style-name="Standard"/>
      <text:p text:style-name="Standard">catena 86/80--&gt; art.1 37/78 ---&gt; art. 15 c. 3 18/77 (abrogazione di modifica)</text:p>
      <text:p text:style-name="Standard"/>
      <text:p text:style-name="Standard">mod <text:s text:c="2"/>12/97 <text:s/>(anomalia titolo legge )</text:p>
      <text:p text:style-name="Standard"/>
      <text:p text:style-name="Standard">14/97 <text:s/>vedi numerazione articolato </text:p>
      <text:p text:style-name="Standard"/>
      <text:p text:style-name="Standard">catena <text:s/>60/80 ---&gt; 54/75 ---&gt; 22/73 (mod di mod)</text:p>
      <text:p text:style-name="Standard"/>
      <text:p text:style-name="Standard">catena 25/85 --&gt; 42/78 --&gt; 72/77 (mod di mo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www.consiglio.regione.toscana.it/leggi-e-banche-dati/Oli/Manuale/man-ed-3.asp#7.%20%20Frasi%20negative">http://www.consiglio.regione.toscana.it/leggi-e-banche-dati/Oli/Manuale/man-ed-3.asp#7. Frasi negativ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6T11:32:02</meta:creation-date>
    <dc:creator>ITTIG</dc:creator>
    <dc:date>2010-10-07T17:44:14</dc:date>
    <meta:editing-cycles>5</meta:editing-cycles>
    <meta:editing-duration>P1DT13H1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94" meta:character-count="528"/>
  </office:meta>
</office:document-meta>
</file>